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Times New Roman" svg:font-family="'Times New Roman'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sk" fo:country="SK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style:font-name-complex="Times New Roman1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language="sk" fo:country="SK" style:font-name-complex="Times New Roman1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language="sk" fo:country="SK" style:font-name-complex="Times New Roman1"/>
    </style:style>
    <style:style style:name="P9" style:family="paragraph" style:parent-style-name="Standard">
      <style:paragraph-properties fo:margin-top="0cm" fo:margin-bottom="0cm" fo:line-height="100%"/>
      <style:text-properties style:font-name="Courier New" fo:font-size="10pt" style:font-size-asian="10pt" style:font-name-complex="Courier New1" style:font-size-complex="10pt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1.27cm" fo:margin-right="0cm" fo:margin-top="0cm" fo:margin-bottom="0cm" fo:line-height="100%" fo:text-indent="0cm" style:auto-text-indent="false"/>
    </style:style>
    <style:style style:name="P12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Courier New" fo:font-size="10pt" style:font-size-asian="10pt" style:font-name-complex="Courier New1" style:font-size-complex="10pt"/>
    </style:style>
    <style:style style:name="P13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fo:color="#008000" style:font-name="Courier New" fo:font-size="10pt" style:font-size-asian="10pt" style:font-name-complex="Courier New1" style:font-size-complex="10pt"/>
    </style:style>
    <style:style style:name="P14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language="sk" fo:country="SK" fo:font-weight="bold" style:font-weight-asian="bold" style:font-name-complex="Arial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5" style:family="text">
      <style:text-properties style:font-name="Times New Roman" fo:font-style="italic" style:font-style-asian="italic" style:font-name-complex="Times New Roman1"/>
    </style:style>
    <style:style style:name="T6" style:family="text">
      <style:text-properties style:font-name="Times New Roman" fo:language="sk" fo:country="SK" style:font-name-complex="Times New Roman1"/>
    </style:style>
    <style:style style:name="T7" style:family="text">
      <style:text-properties style:font-name="Times New Roman" fo:language="sk" fo:country="SK" fo:font-style="italic" fo:font-weight="bold" style:font-style-asian="italic" style:font-weight-asian="bold" style:font-name-complex="Times New Roman1"/>
    </style:style>
    <style:style style:name="T8" style:family="text">
      <style:text-properties style:font-name="Times New Roman" fo:language="sk" fo:country="SK" fo:font-style="italic" style:font-style-asian="italic" style:font-name-complex="Times New Roman1"/>
    </style:style>
    <style:style style:name="T9" style:family="text">
      <style:text-properties fo:color="#0000ff" style:font-name="Courier New" fo:font-size="10pt" style:font-size-asian="10pt" style:font-name-complex="Courier New1" style:font-size-complex="10pt"/>
    </style:style>
    <style:style style:name="T10" style:family="text">
      <style:text-properties style:font-name="Courier New" fo:font-size="10pt" style:font-size-asian="10pt" style:font-name-complex="Courier New1" style:font-size-complex="10pt"/>
    </style:style>
    <style:style style:name="T11" style:family="text">
      <style:text-properties fo:color="#008000" style:font-name="Courier New" fo:font-size="10pt" style:font-size-asian="10pt" style:font-name-complex="Courier New1" style:font-size-complex="10pt"/>
    </style:style>
    <style:style style:name="T12" style:family="text">
      <style:text-properties style:text-position="sub 58%" style:font-name="Times New Roman" fo:font-style="italic" fo:font-weight="bold" style:font-style-asian="italic" style:font-weight-asian="bold" style:font-name-complex="Times New Roman1"/>
    </style:style>
    <style:style style:name="T13" style:family="text">
      <style:text-properties style:text-position="sub 58%" style:font-name="Times New Roman" fo:font-style="italic" style:font-style-asian="italic" style:font-name-complex="Times New Roman1"/>
    </style:style>
    <style:style style:name="T14" style:family="text">
      <style:text-properties style:text-position="sub 58%" style:font-name="Times New Roman" fo:language="sk" fo:country="SK" fo:font-style="italic" style:font-style-asian="italic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Úloha 2A – Zacyklen</text:span><text:span text:style-name="T2">ý</text:span><text:span text:style-name="T1"> </text:span><text:span text:style-name="T2">spájaný zoznam?</text:span></text:p>
      <text:p text:style-name="P5"><text:span text:style-name="T3">Daný je spájaný zoznam </text:span><text:span text:style-name="T4">L</text:span><text:span text:style-name="T3"> konečnej dĺžky, napíšte program, ktorý zistí, či v </text:span><text:span text:style-name="T4">L</text:span><text:span text:style-name="T3"> existuje cyklus. Vedeli by ste aj určiť, aký je cyklus dlhý?</text:span></text:p>
      <text:p text:style-name="P6"/>
      <text:p text:style-name="P5"><text:span text:style-name="T3">Môžete predpokladať, že spájaný zoznam je reprezentovaný nasledovne:</text:span></text:p>
      <text:p text:style-name="P6"/>
      <text:p text:style-name="P4"><text:span text:style-name="T9">struct</text:span><text:span text:style-name="T10"> Node</text:span></text:p>
      <text:p text:style-name="P4"><text:span text:style-name="T10">{</text:span></text:p>
      <text:p text:style-name="P4"><text:span text:style-name="T10"><text:tab/></text:span><text:span text:style-name="T9">struct</text:span><text:span text:style-name="T10"> Node *next; </text:span><text:span text:style-name="T11">// moze byt NULL (koniec zoznamu)</text:span></text:p>
      <text:p text:style-name="P4"><text:span text:style-name="T10"><text:tab/></text:span><text:span text:style-name="T9">int</text:span><text:span text:style-name="T10"> value;</text:span></text:p>
      <text:p text:style-name="P5"><text:span text:style-name="T10">};</text:span></text:p>
      <text:p text:style-name="P6"/>
      <text:p text:style-name="P5"><text:span text:style-name="T3">Naprogramujte funkciu v nasledovnom tvare:</text:span></text:p>
      <text:p text:style-name="P6"/>
      <text:p text:style-name="P5"><text:span text:style-name="T11">// vrati 1, ak zoznam obsahuje cyklus, inak vrati 0.</text:span></text:p>
      <text:p text:style-name="P5"><text:span text:style-name="T9">int</text:span><text:span text:style-name="T10"> obsahuje_cyklus(</text:span><text:span text:style-name="T9">struct</text:span><text:span text:style-name="T10"> Node *zoznam)</text:span></text:p>
      <text:p text:style-name="P5"><text:span text:style-name="T10">{</text:span></text:p>
      <text:p text:style-name="P10"><text:span text:style-name="T11">// ...</text:span></text:p>
      <text:p text:style-name="P5"><text:span text:style-name="T10">}</text:span></text:p>
      <text:p text:style-name="P6"/>
      <text:p text:style-name="P6"/>
      <text:p text:style-name="P1"><text:span text:style-name="T6">Riešenie:</text:span></text:p>
      <text:p text:style-name="P1"><text:span text:style-name="T6">Cyklus v spájanom zozname nájdeme metódou dvoch bežcov – zoznamom budeme prechádzať dvoma smerníkmi (bežcami), jedným (rýchlejším) dvakrát rýchlejšie ako druhým (pomalším). Ak nie je zoznam zacyklený, tak rýchlejší bežec dosiahne koniec, inak v niektorom okamihu budú bežci na rovnakom mieste (smerníky sa budú rovnať) – spájaný zoznam obsahuje cyklus. Keď už poznáme nejaký prvok, ktorý sa nachádza v cykle – označme ho X – tak dĺžku cyklu zistíme už ľahko prechodom po nasledovníkoch, začínajúc v X, až pokým sa opäť nevrátime do X. </text:span></text:p>
      <text:p text:style-name="P11"><text:span text:style-name="T9">int</text:span><text:span text:style-name="T10"> obsahuje_cyklus(</text:span><text:span text:style-name="T9">struct</text:span><text:span text:style-name="T10"> Node *zoznam)</text:span></text:p>
      <text:p text:style-name="P11"><text:span text:style-name="T10">{</text:span></text:p>
      <text:p text:style-name="P11"><text:span text:style-name="T10"><text:tab/></text:span><text:span text:style-name="T9">struct</text:span><text:span text:style-name="T10"> Node *fast = zoznam, *slow = zoznam;</text:span></text:p>
      <text:p text:style-name="P12"/>
      <text:p text:style-name="P11"><text:span text:style-name="T10"><text:tab/></text:span><text:span text:style-name="T9">do</text:span></text:p>
      <text:p text:style-name="P11"><text:span text:style-name="T10"><text:tab/>{</text:span></text:p>
      <text:p text:style-name="P11"><text:span text:style-name="T10"><text:tab/><text:tab/>fast = fast-&gt;next;</text:span></text:p>
      <text:p text:style-name="P11"><text:span text:style-name="T10"><text:tab/><text:tab/></text:span><text:span text:style-name="T9">if</text:span><text:span text:style-name="T10"> (fast == NULL)</text:span></text:p>
      <text:p text:style-name="P11"><text:span text:style-name="T10"><text:tab/><text:tab/><text:tab/></text:span><text:span text:style-name="T9">return</text:span><text:span text:style-name="T10"> 0; </text:span><text:span text:style-name="T11">// prisli sme nakoniec -- nie je cyklus</text:span></text:p>
      <text:p text:style-name="P13"/>
      <text:p text:style-name="P11"><text:span text:style-name="T10"><text:tab/><text:tab/>fast = fast-&gt;next;</text:span></text:p>
      <text:p text:style-name="P11"><text:span text:style-name="T10"><text:tab/><text:tab/></text:span><text:span text:style-name="T9">if</text:span><text:span text:style-name="T10"> (fast == NULL)</text:span></text:p>
      <text:p text:style-name="P11"><text:span text:style-name="T10"><text:tab/><text:tab/><text:tab/></text:span><text:span text:style-name="T9">return</text:span><text:span text:style-name="T10"> 0; </text:span><text:span text:style-name="T11">// koniec</text:span></text:p>
      <text:p text:style-name="P13"/>
      <text:p text:style-name="P11"><text:span text:style-name="T10"><text:tab/><text:tab/>slow = slow-&gt;next;</text:span></text:p>
      <text:p text:style-name="P11"><text:span text:style-name="T10"><text:tab/>} </text:span><text:span text:style-name="T9">while</text:span><text:span text:style-name="T10"> (fast != slow);</text:span></text:p>
      <text:p text:style-name="P12"/>
      <text:p text:style-name="P11"><text:span text:style-name="T10"><text:tab/></text:span><text:span text:style-name="T9">return</text:span><text:span text:style-name="T10"> 1;</text:span></text:p>
      <text:p text:style-name="P11"><text:span text:style-name="T10">}</text:span></text:p>
      <text:p text:style-name="P7"/>
      <text:p text:style-name="P1"><text:span text:style-name="T6">Nech </text:span><text:span text:style-name="T7">N</text:span><text:span text:style-name="T6"> je počet prvkov v spájanom zozname </text:span><text:span text:style-name="T7">L</text:span><text:span text:style-name="T6">, potom výpočtová (časová) zložitosť nášho algortimu je O(N), pretože ak je zoznam zacyklený (ten horší prípad) pomalší bežec prejde celým zoznam nie viac ako </text:span><text:soft-page-break/><text:span text:style-name="T6">dva krát, a rýchlejší bežec prejde práve dva krát toľko prvkov ako pomalší – spolu teda prejdú najviac rádovo 6*N prvokov. Pamäťová zložitosť je triviálne O(1).</text:span></text:p>
      <text:p text:style-name="P2"/>
      <text:p text:style-name="P1"><text:span text:style-name="T1">Úloha 2B – Spájanie spájaných zoznamov.</text:span></text:p>
      <text:p text:style-name="P5"><text:span text:style-name="T3">Dané sú dva spájané zoznamy </text:span><text:span text:style-name="T4">L</text:span><text:span text:style-name="T12">1</text:span><text:span text:style-name="T3"> a </text:span><text:span text:style-name="T4">L</text:span><text:span text:style-name="T12">2</text:span><text:span text:style-name="T3"> obsahujúce čísla usporiadané v zostupnom poradí. Napíšte program, ktorý tieto spájané zoznamy spojí do jedného, v ktorom budú všetky prvky z pôvodných zoznamov a budú všetky tiež v zostupnom poradí. Pre nový zoznam nemusíte alokovať novú pamäť, môžete znovupoužiť existujúce prvky.</text:span></text:p>
      <text:p text:style-name="P5"><text:span text:style-name="T3"><text:s/></text:span></text:p>
      <text:p text:style-name="P5"><text:span text:style-name="T3">Môžete predpokladať, že spájaný zoznam je reprezentovaný nasledovne:</text:span></text:p>
      <text:p text:style-name="P6"/>
      <text:p text:style-name="P4"><text:span text:style-name="T9">struct</text:span><text:span text:style-name="T10"> Node</text:span></text:p>
      <text:p text:style-name="P4"><text:span text:style-name="T10">{</text:span></text:p>
      <text:p text:style-name="P4"><text:span text:style-name="T10"><text:tab/></text:span><text:span text:style-name="T9">struct</text:span><text:span text:style-name="T10"> Node *next; </text:span><text:span text:style-name="T11">// moze byt NULL (koniec zoznamu)</text:span></text:p>
      <text:p text:style-name="P4"><text:span text:style-name="T10"><text:tab/></text:span><text:span text:style-name="T9">int</text:span><text:span text:style-name="T10"> value;</text:span></text:p>
      <text:p text:style-name="P5"><text:span text:style-name="T10">};</text:span></text:p>
      <text:p text:style-name="P6"/>
      <text:p text:style-name="P5"><text:span text:style-name="T3">Naprogramujte funkciu v nasledovnom tvare:</text:span></text:p>
      <text:p text:style-name="P6"/>
      <text:p text:style-name="P5"><text:span text:style-name="T11">// vrati spojenie prvkov do jedneho zostupneho poradia</text:span></text:p>
      <text:p text:style-name="P4"><text:span text:style-name="T9">struct</text:span><text:span text:style-name="T10"> Node *spoj(</text:span><text:span text:style-name="T9">struct</text:span><text:span text:style-name="T10"> Node *l1, </text:span><text:span text:style-name="T9">struct</text:span><text:span text:style-name="T10"> Node *l2)</text:span></text:p>
      <text:p text:style-name="P4"><text:span text:style-name="T10">{</text:span></text:p>
      <text:p text:style-name="P10"><text:span text:style-name="T11">// ...</text:span></text:p>
      <text:p text:style-name="P5"><text:span text:style-name="T10">}</text:span></text:p>
      <text:p text:style-name="P6"/>
      <text:p text:style-name="P8"/>
      <text:p text:style-name="P1"><text:span text:style-name="T6">Riešenie:</text:span></text:p>
      <text:p text:style-name="P1"><text:span text:style-name="T6">Spájanie budeme realizovať postupným presúvaním väčšieho prvku zo začiatku vstupných zoznamov do výsledného zoznamu (máme dva začiatočné prvky, vyberieme ten väčší z nich, a presunieme ho – upravíme smerníky – do výsledného zoznamu). Po odstránení prvku zo začiatok zoznamu sa prvky v tomto zozname „posunú“ a na začiatok príde nasledujúci prvok v zozname. Takto postupne presunieme prvky zo zoznamov v zostupnom usporiadaní. Výsledný „nový“ zoznam konštruujeme preusporiadavaním prvkov zo vstupných zoznamov a teda nepotrebujeme dodatočnú pamať.</text:span></text:p>
      <text:p text:style-name="P4"><text:span text:style-name="T10"><text:s text:c="6"/></text:span><text:span text:style-name="T9">struct</text:span><text:span text:style-name="T10"> Node *spoj(</text:span><text:span text:style-name="T9">struct</text:span><text:span text:style-name="T10"> Node *l1, </text:span><text:span text:style-name="T9">struct</text:span><text:span text:style-name="T10"> Node *l2)</text:span></text:p>
      <text:p text:style-name="P11"><text:span text:style-name="T10">{</text:span></text:p>
      <text:p text:style-name="P11"><text:span text:style-name="T10"><text:tab/></text:span><text:span text:style-name="T9">struct</text:span><text:span text:style-name="T10"> Node *result=NULL, *head=NULL, *p1=l1, *p2=l2, *tmp;</text:span></text:p>
      <text:p text:style-name="P12"/>
      <text:p text:style-name="P11"><text:span text:style-name="T10"><text:tab/></text:span><text:span text:style-name="T9">while</text:span><text:span text:style-name="T10"> (p1 != NULL &amp;&amp; p2 != NULL)</text:span></text:p>
      <text:p text:style-name="P11"><text:span text:style-name="T10"><text:tab/>{</text:span></text:p>
      <text:p text:style-name="P11"><text:span text:style-name="T10"><text:tab/><text:tab/></text:span><text:span text:style-name="T9">if</text:span><text:span text:style-name="T10"> (p1-&gt;value &lt; p2-&gt;value)</text:span></text:p>
      <text:p text:style-name="P11"><text:span text:style-name="T10"><text:tab/><text:tab/>{ tmp = p1; p1 = p2; p2 = tmp; }</text:span></text:p>
      <text:p text:style-name="P12"/>
      <text:p text:style-name="P11"><text:span text:style-name="T10"><text:tab/><text:tab/></text:span><text:span text:style-name="T11">// plati: p1-&gt;value &gt; p2-&gt;value</text:span></text:p>
      <text:p text:style-name="P13"/>
      <text:p text:style-name="P11"><text:span text:style-name="T10"><text:tab/><text:tab/></text:span><text:span text:style-name="T9">if</text:span><text:span text:style-name="T10"> (head == NULL) </text:span><text:span text:style-name="T11">// inicializacia</text:span></text:p>
      <text:p text:style-name="P11"><text:span text:style-name="T10"><text:tab/><text:tab/>{</text:span></text:p>
      <text:p text:style-name="P11"><text:span text:style-name="T10"><text:tab/><text:tab/><text:tab/>result = p1; </text:span><text:span text:style-name="T11">// vysledny zoznam zacina prvkom p1</text:span></text:p>
      <text:p text:style-name="P11"><text:span text:style-name="T10"><text:tab/><text:tab/><text:tab/>head = p1;</text:span></text:p>
      <text:p text:style-name="P11"><text:soft-page-break/><text:span text:style-name="T10"><text:tab/><text:tab/>}</text:span></text:p>
      <text:p text:style-name="P11"><text:span text:style-name="T10"><text:tab/><text:tab/></text:span><text:span text:style-name="T9">else</text:span></text:p>
      <text:p text:style-name="P11"><text:span text:style-name="T10"><text:tab/><text:tab/>{</text:span></text:p>
      <text:p text:style-name="P11"><text:span text:style-name="T10"><text:tab/><text:tab/><text:tab/>head-&gt;next = p1; </text:span><text:span text:style-name="T11">// zarad p1 do vysledneho zoznamu</text:span></text:p>
      <text:p text:style-name="P11"><text:span text:style-name="T10"><text:tab/><text:tab/><text:tab/>head = head-&gt;next;</text:span></text:p>
      <text:p text:style-name="P11"><text:span text:style-name="T10"><text:tab/><text:tab/>}</text:span></text:p>
      <text:p text:style-name="P12"/>
      <text:p text:style-name="P11"><text:span text:style-name="T10"><text:tab/><text:tab/>p1 = p1-&gt;next; </text:span><text:span text:style-name="T11">// posun sa v prislusnom zozname (l1/l2)</text:span></text:p>
      <text:p text:style-name="P11"><text:span text:style-name="T10"><text:tab/>}</text:span></text:p>
      <text:p text:style-name="P12"/>
      <text:p text:style-name="P11"><text:span text:style-name="T10"><text:tab/></text:span><text:span text:style-name="T9">if</text:span><text:span text:style-name="T10"> (p1 == NULL)</text:span></text:p>
      <text:p text:style-name="P11"><text:span text:style-name="T10"><text:tab/><text:tab/>p1 = p2;</text:span></text:p>
      <text:p text:style-name="P12"/>
      <text:p text:style-name="P11"><text:span text:style-name="T10"><text:tab/></text:span><text:span text:style-name="T9">if</text:span><text:span text:style-name="T10"> (p1 != NULL) </text:span><text:span text:style-name="T11">// v p1 zostal este jeden zoznam</text:span></text:p>
      <text:p text:style-name="P11"><text:span text:style-name="T10"><text:tab/>{</text:span></text:p>
      <text:p text:style-name="P11"><text:span text:style-name="T10"><text:tab/><text:tab/></text:span><text:span text:style-name="T9">if</text:span><text:span text:style-name="T10"> (result == NULL) </text:span><text:span text:style-name="T11">// ak na vstupe bol jeden zoznam NULL</text:span></text:p>
      <text:p text:style-name="P11"><text:span text:style-name="T10"><text:tab/><text:tab/><text:tab/></text:span><text:span text:style-name="T9">return</text:span><text:span text:style-name="T10"> p1;</text:span></text:p>
      <text:p text:style-name="P11"><text:span text:style-name="T10"><text:tab/><text:tab/>head-&gt;next = p1; </text:span><text:span text:style-name="T11">// pripojime zostavajuci neprazdny zoznam</text:span></text:p>
      <text:p text:style-name="P11"><text:span text:style-name="T10"><text:tab/>}</text:span></text:p>
      <text:p text:style-name="P12"/>
      <text:p text:style-name="P11"><text:span text:style-name="T10"><text:tab/></text:span><text:span text:style-name="T9">return</text:span><text:span text:style-name="T10"> result;</text:span></text:p>
      <text:p text:style-name="P11"><text:span text:style-name="T10">}</text:span></text:p>
      <text:p text:style-name="P9"/>
      <text:p text:style-name="P4"><text:span text:style-name="T3">Výpočtová zložitosť algoritmu spojenia je O(</text:span><text:span text:style-name="T5">n</text:span><text:span text:style-name="T13">1</text:span><text:span text:style-name="T6"> + </text:span><text:span text:style-name="T8">n</text:span><text:span text:style-name="T14">2</text:span><text:span text:style-name="T3">), kde </text:span><text:span text:style-name="T5">n</text:span><text:span text:style-name="T13">1</text:span><text:span text:style-name="T3"> a </text:span><text:span text:style-name="T5">n</text:span><text:span text:style-name="T13">2</text:span><text:span text:style-name="T3"> s</text:span><text:span text:style-name="T6">ú dĺžky zoznamov</text:span><text:span text:style-name="T4"> L</text:span><text:span text:style-name="T12">1</text:span><text:span text:style-name="T3"> a </text:span><text:span text:style-name="T4">L</text:span><text:span text:style-name="T12">2</text:span><text:span text:style-name="T6"> na vstupe.</text:span><text:span text:style-name="T3"> Pamäťová zložitosť – množstvo dodatočnej pomocnej pamäte – je O</text:span><text:span text:style-name="T6">(1).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alibri" svg:font-family="Calibri"/>
    <style:font-face style:name="Courier New" svg:font-family="'Courier New'"/>
    <style:font-face style:name="Times New Roman" svg:font-family="'Times New Roman'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 New Roman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style:style style:name="List_20_Paragraph" style:display-name="List Paragraph" style:family="paragraph" style:parent-style-name="Standard"/>
    <style:style style:name="No_20_Spacing" style:display-name="No Spacing" style:family="paragraph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</meta:initial-creator>
    <dc:creator>Jozef</dc:creator>
    <meta:editing-cycles>46</meta:editing-cycles>
    <meta:creation-date>2009-09-21T09:06:00</meta:creation-date>
    <dc:date>2009-10-04T11:32:00</dc:date>
    <meta:editing-duration>PT00H03M19S</meta:editing-duration>
    <meta:generator>OpenOffice.org/3.2$Linux OpenOffice.org_project/320m12$Build-9483</meta:generator>
    <meta:document-statistic meta:table-count="0" meta:image-count="0" meta:object-count="0" meta:page-count="3" meta:paragraph-count="80" meta:word-count="623" meta:character-count="3774"/>
    <meta:template xlink:type="simple" xlink:actuate="onRequest" xlink:title="Normal" xlink:href=""/>
  </office:meta>
</office:document-meta>
</file>